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fo:language="en" fo:country="GB" officeooo:rsid="001fc9f0" officeooo:paragraph-rsid="001fc9f0"/>
    </style:style>
    <style:style style:name="P2" style:family="paragraph" style:parent-style-name="Text_20_body">
      <style:text-properties fo:language="en" fo:country="GB" officeooo:rsid="001fc9f0" officeooo:paragraph-rsid="001fc9f0"/>
    </style:style>
    <style:style style:name="P3" style:family="paragraph" style:parent-style-name="Text_20_body">
      <style:paragraph-properties fo:text-align="end" style:justify-single-word="false"/>
      <style:text-properties fo:language="en" fo:country="GB" officeooo:rsid="001fc9f0" officeooo:paragraph-rsid="001fc9f0"/>
    </style:style>
    <style:style style:name="P4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break-before="page"/>
      <style:text-properties officeooo:paragraph-rsid="001fc9f0"/>
    </style:style>
    <style:style style:name="P6" style:family="paragraph" style:parent-style-name="Text_20_body">
      <style:text-properties fo:language="en" fo:country="GB" officeooo:rsid="00207069" officeooo:paragraph-rsid="00207069"/>
    </style:style>
    <style:style style:name="P7" style:family="paragraph" style:parent-style-name="Text_20_body">
      <style:text-properties fo:language="en" fo:country="GB" officeooo:rsid="0021e378" officeooo:paragraph-rsid="00233646"/>
    </style:style>
    <style:style style:name="P8" style:family="paragraph" style:parent-style-name="Heading_20_1">
      <style:text-properties officeooo:rsid="001fc9f0" officeooo:paragraph-rsid="001fc9f0"/>
    </style:style>
    <style:style style:name="P9" style:family="paragraph" style:parent-style-name="Text_20_body">
      <style:text-properties officeooo:paragraph-rsid="001fc9f0"/>
    </style:style>
    <style:style style:name="T1" style:family="text">
      <style:text-properties officeooo:rsid="001fc9f0"/>
    </style:style>
    <style:style style:name="T2" style:family="text">
      <style:text-properties officeooo:rsid="00207c54"/>
    </style:style>
    <style:style style:name="T3" style:family="text">
      <style:text-properties officeooo:rsid="0021e378"/>
    </style:style>
    <style:style style:name="T4" style:family="text">
      <style:text-properties officeooo:rsid="00233646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bile Robotics Minor<text:line-break/>Robotics Architecture Final Assignmen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Ernesto Tersluijsen</text:p>
      <text:p text:style-name="P3">1667131</text:p>
      <text:p text:style-name="P3">2024-11-07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<text:soft-page-break/>Table of Contents</text:p>
          </text:index-title>
          <text:p text:style-name="P4"><text:a xlink:type="simple" xlink:href="#__RefHeading___Toc2_907960709" text:style-name="Index_20_Link" text:visited-style-name="Index_20_Link">Introduction<text:tab/>3</text:a></text:p>
          <text:p text:style-name="P4"><text:a xlink:type="simple" xlink:href="#__RefHeading___Toc4_907960709" text:style-name="Index_20_Link" text:visited-style-name="Index_20_Link">Functional Requirements<text:tab/>3</text:a></text:p>
          <text:p text:style-name="P4"><text:a xlink:type="simple" xlink:href="#__RefHeading___Toc6_907960709" text:style-name="Index_20_Link" text:visited-style-name="Index_20_Link">Code Structure and Design<text:tab/>3</text:a></text:p>
          <text:p text:style-name="P4"><text:a xlink:type="simple" xlink:href="#__RefHeading___Toc8_907960709" text:style-name="Index_20_Link" text:visited-style-name="Index_20_Link">Program Demonstration<text:tab/>3</text:a></text:p>
          <text:p text:style-name="P4"><text:a xlink:type="simple" xlink:href="#__RefHeading___Toc10_907960709" text:style-name="Index_20_Link" text:visited-style-name="Index_20_Link">Challenges and Solutions<text:tab/>3</text:a></text:p>
          <text:p text:style-name="P4"><text:a xlink:type="simple" xlink:href="#__RefHeading___Toc12_907960709" text:style-name="Index_20_Link" text:visited-style-name="Index_20_Link">Performance and Optimization<text:tab/>3</text:a></text:p>
          <text:p text:style-name="P4"><text:a xlink:type="simple" xlink:href="#__RefHeading___Toc14_907960709" text:style-name="Index_20_Link" text:visited-style-name="Index_20_Link">Future Work and Improvements<text:tab/>3</text:a></text:p>
          <text:p text:style-name="P4"><text:a xlink:type="simple" xlink:href="#__RefHeading___Toc16_907960709" text:style-name="Index_20_Link" text:visited-style-name="Index_20_Link">Conclusion<text:tab/>3</text:a></text:p>
          <text:p text:style-name="P4"><text:a xlink:type="simple" xlink:href="#__RefHeading___Toc18_907960709" text:style-name="Index_20_Link" text:visited-style-name="Index_20_Link">References<text:tab/>3</text:a></text:p>
        </text:index-body>
      </text:table-of-content>
      <text:p text:style-name="Standard"/>
      <text:h text:style-name="P5" text:outline-level="1"><text:bookmark-start text:name="__RefHeading___Toc2_907960709"/><text:span text:style-name="T1">Introduction</text:span><text:bookmark-end text:name="__RefHeading___Toc2_907960709"/></text:h>
      <text:p text:style-name="P6">For Robotics Architecture <text:span text:style-name="T2">we have been given the assignment of programming a smartcar application. Th</text:span><text:span text:style-name="T3">is</text:span><text:span text:style-name="T2"> smartcar </text:span><text:span text:style-name="T3">is equipped with an IMU and a LiDAR it can use in Gazebo, which it uses to localise itself in the world.</text:span></text:p>
      <text:p text:style-name="P7">The goal of this project is to to familiarise ourselves and learn about the different functionality in ROS2 <text:span text:style-name="T4">and robot localisation</text:span>. This assignment also touches on the basics of nav2, <text:span text:style-name="T4">xacro and URDF.</text:span></text:p>
      <text:h text:style-name="P8" text:outline-level="1"><text:bookmark-start text:name="__RefHeading___Toc4_907960709"/>Functional Requirements<text:bookmark-end text:name="__RefHeading___Toc4_907960709"/></text:h>
      <text:p text:style-name="P9"/>
      <text:h text:style-name="P8" text:outline-level="1"><text:bookmark-start text:name="__RefHeading___Toc6_907960709"/>Code Structure and Design<text:bookmark-end text:name="__RefHeading___Toc6_907960709"/></text:h>
      <text:p text:style-name="P9"/>
      <text:h text:style-name="P8" text:outline-level="1"><text:bookmark-start text:name="__RefHeading___Toc8_907960709"/>Program Demonstration<text:bookmark-end text:name="__RefHeading___Toc8_907960709"/></text:h>
      <text:p text:style-name="P9"/>
      <text:h text:style-name="P8" text:outline-level="1"><text:bookmark-start text:name="__RefHeading___Toc10_907960709"/>Challenges and Solutions<text:bookmark-end text:name="__RefHeading___Toc10_907960709"/></text:h>
      <text:p text:style-name="P9"/>
      <text:h text:style-name="P8" text:outline-level="1"><text:bookmark-start text:name="__RefHeading___Toc12_907960709"/>Performance and Optimization<text:bookmark-end text:name="__RefHeading___Toc12_907960709"/></text:h>
      <text:p text:style-name="P9"/>
      <text:h text:style-name="P8" text:outline-level="1"><text:bookmark-start text:name="__RefHeading___Toc14_907960709"/>Future Work and Improvements<text:bookmark-end text:name="__RefHeading___Toc14_907960709"/></text:h>
      <text:p text:style-name="P9"/>
      <text:h text:style-name="P8" text:outline-level="1"><text:bookmark-start text:name="__RefHeading___Toc16_907960709"/>Conclusion<text:bookmark-end text:name="__RefHeading___Toc16_907960709"/></text:h>
      <text:p text:style-name="P9"/>
      <text:h text:style-name="P8" text:outline-level="1"><text:bookmark-start text:name="__RefHeading___Toc18_907960709"/>References<text:bookmark-end text:name="__RefHeading___Toc18_907960709"/></text:h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17:07:03.598353947</meta:creation-date>
    <dc:date>2024-11-07T18:32:42.402736677</dc:date>
    <meta:editing-duration>PT12M47S</meta:editing-duration>
    <meta:editing-cycles>2</meta:editing-cycles>
    <meta:generator>LibreOffice/24.8.2.1$Linux_X86_64 LibreOffice_project/41740883c77b073d14011387305cb18c71aed59b</meta:generator>
    <meta:document-statistic meta:table-count="0" meta:image-count="0" meta:object-count="0" meta:page-count="3" meta:paragraph-count="25" meta:word-count="136" meta:character-count="909" meta:non-whitespace-character-count="798"/>
  </office:meta>
</office:document-meta>
</file>